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Noto Sans Mono CJK JP" svg:font-family="'Noto Sans Mono CJK JP'" style:font-family-generic="roman" style:font-pitch="variable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officeooo:rsid="00208998" officeooo:paragraph-rsid="00208998"/>
    </style:style>
    <style:style style:name="P2" style:family="paragraph" style:parent-style-name="Standard">
      <style:text-properties officeooo:rsid="002107ba" officeooo:paragraph-rsid="002107ba"/>
    </style:style>
    <style:style style:name="P3" style:family="paragraph" style:parent-style-name="Standard">
      <style:text-properties fo:font-size="9pt" officeooo:rsid="002107ba" officeooo:paragraph-rsid="002107ba" style:font-size-asian="9pt" style:font-size-complex="9pt"/>
    </style:style>
    <style:style style:name="P4" style:family="paragraph" style:parent-style-name="Standard">
      <style:text-properties fo:font-size="8pt" officeooo:rsid="002107ba" officeooo:paragraph-rsid="002107ba" style:font-size-asian="8pt" style:font-size-complex="8pt"/>
    </style:style>
    <style:style style:name="P5" style:family="paragraph" style:parent-style-name="Standard">
      <style:text-properties fo:font-size="7pt" officeooo:rsid="002107ba" officeooo:paragraph-rsid="002107ba" style:font-size-asian="7pt" style:font-size-complex="7pt"/>
    </style:style>
    <style:style style:name="P6" style:family="paragraph" style:parent-style-name="Standard">
      <loext:graphic-properties draw:fill="solid" draw:fill-color="#2b2b2b"/>
      <style:paragraph-properties fo:background-color="#2b2b2b" fo:padding="0cm" fo:border="none"/>
    </style:style>
    <style:style style:name="P7" style:family="paragraph" style:parent-style-name="Standard">
      <loext:graphic-properties draw:fill="solid" draw:fill-color="#2b2b2b"/>
      <style:paragraph-properties fo:background-color="#2b2b2b" fo:padding="0cm" fo:border="none"/>
      <style:text-properties officeooo:paragraph-rsid="00208998"/>
    </style:style>
    <style:style style:name="T1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afbf7e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b09d79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787878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787878" style:font-name="Noto Sans Mono CJK JP" fo:font-size="10pt" fo:font-style="normal" fo:font-weight="normal" style:font-size-asian="10pt" style:font-style-asian="normal" style:font-weight-asian="normal"/>
    </style:style>
    <style:style style:name="T6" style:family="text">
      <style:text-properties fo:color="#787878" style:font-name="Noto Sans Mono CJK JP" fo:font-size="10pt" fo:font-style="normal" fo:font-weight="normal" officeooo:rsid="00208998" style:font-size-asian="10pt" style:font-style-asian="normal" style:font-weight-asian="normal"/>
    </style:style>
    <style:style style:name="T7" style:family="text">
      <style:text-properties fo:color="#4eade5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c9211e" fo:font-weight="bold" style:font-weight-asian="bold" style:font-weight-complex="bold"/>
    </style:style>
    <style:style style:name="T11" style:family="text">
      <style:text-properties officeooo:rsid="002276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-start text:name="__DdeLink__81_2364493458"/><text:span text:style-name="T1">tstart := </text:span><text:span text:style-name="T2">time</text:span><text:span text:style-name="T1">.</text:span><text:span text:style-name="T3">Now</text:span><text:span text:style-name="T1">() </text:span><text:bookmark-end text:name="__DdeLink__81_2364493458"/><text:span text:style-name="T1"><text:s/></text:span><text:span text:style-name="T4">//</text:span><text:span text:style-name="T5">시작타임 <text:s/></text:span><text:span text:style-name="T6">&lt; worker.go 30 line </text:span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line-break/><text:span text:style-name="T1">parent := </text:span><text:span text:style-name="T7">self</text:span><text:span text:style-name="T1">.chain.</text:span><text:span text:style-name="T3">CurrentBlock</text:span><text:span text:style-name="T1">()</text:span><text:line-break/><text:line-break/><text:span text:style-name="T1">tstamp := tstart.</text:span><text:span text:style-name="T3">Unix</text:span><text:span text:style-name="T1">() <text:s/></text:span><text:span text:style-name="T4">//</text:span><text:span text:style-name="T5">현재 블럭을 가져온 후 <text:s/>타임 찍기</text:span></text:p>
      <text:p text:style-name="Standard"/>
      <text:p text:style-name="Standard"/>
      <text:p text:style-name="P6"><text:span text:style-name="T1">Time: <text:s text:c="6"/></text:span><text:span text:style-name="T2">big</text:span><text:span text:style-name="T1">.</text:span><text:span text:style-name="T3">NewInt</text:span><text:span text:style-name="T1">(tstamp)</text:span><text:span text:style-name="T8">, <text:s/></text:span><text:span text:style-name="T4">//block time stamp</text:span></text:p>
      <text:p text:style-name="Standard"/>
      <text:p text:style-name="Standard"/>
      <text:p text:style-name="Standard">Commit new mining work <text:s text:c="18"/>number=1 txs=0 uncles=0 elapsed=127.955µs</text:p>
      <text:p text:style-name="Standard"/>
      <text:p text:style-name="Standard"/>
      <text:p text:style-name="Standard">Inserted new block <text:s text:c="22"/>number=71 hash=73bbc6…24e27c uncles=0 txs=0 gas=0 <text:s text:c="8"/>elapsed=10.693ms</text:p>
      <text:p text:style-name="Standard"/>
      <text:p text:style-name="P1">최종: blockchain.go 1009 line </text:p>
      <text:p text:style-name="P1"/>
      <text:p text:style-name="P1"/>
      <text:p text:style-name="P1"/>
      <text:p text:style-name="P2">===============================================================</text:p>
      <text:p text:style-name="P3">2795 INFO [09-04|15:24:03] Block fetch started(parent &lt;- CurrentBlock): start time:commitNewWork=2020-09-04T15:24:03+0900</text:p>
      <text:p text:style-name="P3"/>
      <text:p text:style-name="P3">2822 DEBUG[09-04|15:24:05] Block Chain Chain End Time <text:s text:c="14"/>elapsed=1599200645 Time(int64)=84.611ms</text:p>
      <text:p text:style-name="P3"><text:span text:style-name="T4">// </text:span><text:span text:style-name="T5">체인에 들어간 이후 최종 경과 시간</text:span><text:span text:style-name="T4">.</text:span></text:p>
      <text:p text:style-name="P3"/>
      <text:p text:style-name="P3">2823 DEBUG[09-04|15:24:05] Block Chain Fetch End Time <text:s text:c="14"/>elapsed=1599200645 Time(int64)=1.986s</text:p>
      <text:p text:style-name="P3">// 부모블럭을 가져온 시작점부터 최종 경과 시간. </text:p>
      <text:p text:style-name="P3"/>
      <text:p text:style-name="P3"/>
      <text:p text:style-name="P2"/>
      <text:p text:style-name="P2"/>
      <text:p text:style-name="P2"/>
      <text:p text:style-name="P5">2795 INFO [09-04|15:24:03] Block fetch started(parent &lt;- CurrentBlock): start time:commitNewWork=2020-09-04T15:<text:span text:style-name="T10">24:03</text:span>+0900</text:p>
      <text:p text:style-name="P5">2822 DEBUG[09-04|15:24:05] Block Chain Chain End Time <text:s text:c="14"/>elapsed=1599200645 Time(int64)=84.611ms</text:p>
      <text:p text:style-name="P5">2823 DEBUG[09-04|15:24:05] Block Chain Fetch End Time <text:s text:c="14"/>elapsed=1599200645 Time(int64)=1.986s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Noto Sans Mono CJK JP" svg:font-family="'Noto Sans Mono CJK JP'" style:font-family-generic="roman" style:font-pitch="variable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2:08:50.422253928</meta:creation-date>
    <dc:date>2020-09-04T15:41:52.010674997</dc:date>
    <meta:editing-duration>PT12M21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15" meta:word-count="154" meta:character-count="1191" meta:non-whitespace-character-count="969"/>
  </office:meta>
</office:document-meta>
</file>